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Ubuntu3" svg:font-family="Ubuntu" style:font-adornments="Regular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Gillius ADF No2" svg:font-family="'Gillius ADF No2'" style:font-adornments="Regular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2" officeooo:rsid="000e31ec" officeooo:paragraph-rsid="000e31ec"/>
    </style:style>
    <style:style style:name="P2" style:family="paragraph" style:parent-style-name="Standard">
      <style:paragraph-properties fo:text-align="justify" style:justify-single-word="false"/>
      <style:text-properties style:font-name="Ubuntu2" officeooo:rsid="000fd2df" officeooo:paragraph-rsid="000fd2df"/>
    </style:style>
    <style:style style:name="P3" style:family="paragraph" style:parent-style-name="Standard">
      <style:paragraph-properties fo:text-align="justify" style:justify-single-word="false"/>
      <style:text-properties style:font-name="Ubuntu2" officeooo:rsid="001177e8" officeooo:paragraph-rsid="001177e8"/>
    </style:style>
    <style:style style:name="P4" style:family="paragraph" style:parent-style-name="Standard">
      <style:paragraph-properties fo:text-align="justify" style:justify-single-word="false"/>
      <style:text-properties style:font-name="Ubuntu2" officeooo:rsid="001436b1" officeooo:paragraph-rsid="001177e8"/>
    </style:style>
    <style:style style:name="P5" style:family="paragraph" style:parent-style-name="Standard">
      <style:paragraph-properties fo:text-align="justify" style:justify-single-word="false"/>
      <style:text-properties style:font-name="Ubuntu2" officeooo:rsid="001436b1" officeooo:paragraph-rsid="001436b1"/>
    </style:style>
    <style:style style:name="P6" style:family="paragraph" style:parent-style-name="Standard">
      <style:paragraph-properties fo:text-align="justify" style:justify-single-word="false"/>
      <style:text-properties style:font-name="Ubuntu2" officeooo:rsid="00176a88" officeooo:paragraph-rsid="00176a88"/>
    </style:style>
    <style:style style:name="P7" style:family="paragraph" style:parent-style-name="Standard">
      <style:paragraph-properties fo:text-align="justify" style:justify-single-word="false"/>
      <style:text-properties style:font-name="Ubuntu2" officeooo:rsid="0018de04" officeooo:paragraph-rsid="0018de04"/>
    </style:style>
    <style:style style:name="P8" style:family="paragraph" style:parent-style-name="Standard">
      <style:paragraph-properties fo:text-align="justify" style:justify-single-word="false"/>
      <style:text-properties style:font-name="Ubuntu2" officeooo:rsid="00198f0f" officeooo:paragraph-rsid="00198f0f"/>
    </style:style>
    <style:style style:name="P9" style:family="paragraph" style:parent-style-name="Standard">
      <style:paragraph-properties fo:text-align="justify" style:justify-single-word="false"/>
      <style:text-properties style:font-name="Ubuntu2" officeooo:rsid="001a2de2" officeooo:paragraph-rsid="001a2de2"/>
    </style:style>
    <style:style style:name="P10" style:family="paragraph" style:parent-style-name="Standard">
      <style:paragraph-properties fo:text-align="justify" style:justify-single-word="false"/>
      <style:text-properties style:font-name="Ubuntu2" officeooo:rsid="001bee37" officeooo:paragraph-rsid="001bee37"/>
    </style:style>
    <style:style style:name="P11" style:family="paragraph" style:parent-style-name="Standard">
      <style:paragraph-properties fo:text-align="justify" style:justify-single-word="false"/>
      <style:text-properties style:font-name="Ubuntu2" officeooo:rsid="001bee37" officeooo:paragraph-rsid="0026e13b"/>
    </style:style>
    <style:style style:name="P12" style:family="paragraph" style:parent-style-name="Standard">
      <style:paragraph-properties fo:text-align="justify" style:justify-single-word="false"/>
      <style:text-properties style:font-name="Ubuntu2" officeooo:rsid="001de975" officeooo:paragraph-rsid="0020b959"/>
    </style:style>
    <style:style style:name="P13" style:family="paragraph" style:parent-style-name="Standard">
      <style:paragraph-properties fo:text-align="justify" style:justify-single-word="false"/>
      <style:text-properties style:font-name="Ubuntu2" officeooo:rsid="0024e5cf" officeooo:paragraph-rsid="0024e5cf"/>
    </style:style>
    <style:style style:name="P14" style:family="paragraph" style:parent-style-name="Standard">
      <style:paragraph-properties fo:text-align="justify" style:justify-single-word="false"/>
      <style:text-properties style:font-name="Ubuntu2" officeooo:rsid="002648ff" officeooo:paragraph-rsid="0026e13b"/>
    </style:style>
    <style:style style:name="P15" style:family="paragraph" style:parent-style-name="Standard">
      <style:paragraph-properties fo:text-align="justify" style:justify-single-word="false"/>
      <style:text-properties style:font-name="Ubuntu2" officeooo:rsid="0026e13b" officeooo:paragraph-rsid="0026e13b"/>
    </style:style>
    <style:style style:name="P16" style:family="paragraph" style:parent-style-name="Standard">
      <style:paragraph-properties fo:text-align="justify" style:justify-single-word="false"/>
      <style:text-properties officeooo:rsid="001de975" officeooo:paragraph-rsid="0020b959"/>
    </style:style>
    <style:style style:name="P17" style:family="paragraph" style:parent-style-name="Text_20_body">
      <style:paragraph-properties fo:text-align="justify" style:justify-single-word="false"/>
      <style:text-properties style:font-name="Ubuntu2" officeooo:rsid="001de975" officeooo:paragraph-rsid="001de975"/>
    </style:style>
    <style:style style:name="P18" style:family="paragraph" style:parent-style-name="Text_20_body">
      <style:paragraph-properties fo:text-align="justify" style:justify-single-word="false"/>
      <style:text-properties style:font-name="Ubuntu2" officeooo:rsid="00219e47" officeooo:paragraph-rsid="00219e47"/>
    </style:style>
    <style:style style:name="P19" style:family="paragraph" style:parent-style-name="Text_20_body">
      <style:paragraph-properties fo:text-align="justify" style:justify-single-word="false"/>
      <style:text-properties style:font-name="Ubuntu2" officeooo:rsid="0021e823" officeooo:paragraph-rsid="0021e823"/>
    </style:style>
    <style:style style:name="P20" style:family="paragraph" style:parent-style-name="Source_20_code">
      <style:text-properties style:font-name="DejaVu Sans Mono2" officeooo:rsid="000e31ec"/>
    </style:style>
    <style:style style:name="P21" style:family="paragraph" style:parent-style-name="Standard">
      <style:paragraph-properties fo:text-align="justify" style:justify-single-word="false"/>
      <style:text-properties style:font-name="Ubuntu2" officeooo:rsid="000fd2df" officeooo:paragraph-rsid="002ea322"/>
    </style:style>
    <style:style style:name="P22" style:family="paragraph" style:parent-style-name="Standard">
      <style:paragraph-properties fo:text-align="justify" style:justify-single-word="false"/>
      <style:text-properties style:font-name="Ubuntu2" officeooo:rsid="0018de04" officeooo:paragraph-rsid="003256ef"/>
    </style:style>
    <style:style style:name="P23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/>
      <style:text-properties officeooo:paragraph-rsid="003a1806"/>
    </style:style>
    <style:style style:name="P24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3a1806"/>
    </style:style>
    <style:style style:name="P25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3b7f56"/>
    </style:style>
    <style:style style:name="P26" style:family="paragraph" style:parent-style-name="Standard">
      <loext:graphic-properties draw:fill="none"/>
      <style:paragraph-properties fo:margin-left="0.3cm" fo:margin-right="0cm" fo:text-indent="0cm" style:auto-text-indent="false"/>
      <style:text-properties officeooo:paragraph-rsid="0040d1e6"/>
    </style:style>
    <style:style style:name="P27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/>
      <style:text-properties officeooo:paragraph-rsid="003ee32f"/>
    </style:style>
    <style:style style:name="P28" style:family="paragraph" style:parent-style-name="Standard" style:master-page-name="">
      <loext:graphic-properties draw:fill="none"/>
      <style:paragraph-properties fo:margin-left="0.3cm" fo:margin-right="0cm" fo:text-indent="0cm" style:auto-text-indent="false" style:page-number="auto"/>
      <style:text-properties officeooo:paragraph-rsid="00446931"/>
    </style:style>
    <style:style style:name="P29" style:family="paragraph" style:parent-style-name="Standard" style:master-page-name="">
      <loext:graphic-properties draw:fill="none"/>
      <style:paragraph-properties fo:margin-left="0.3cm" fo:margin-right="0cm" fo:text-indent="-0.3cm" style:auto-text-indent="false" style:page-number="auto"/>
      <style:text-properties officeooo:paragraph-rsid="003a1806"/>
    </style:style>
    <style:style style:name="P30" style:family="paragraph" style:parent-style-name="Standard">
      <loext:graphic-properties draw:fill="none"/>
      <style:paragraph-properties fo:margin-left="0.3cm" fo:margin-right="0cm" fo:text-indent="-0.3cm" style:auto-text-indent="false"/>
      <style:text-properties officeooo:paragraph-rsid="003a1806"/>
    </style:style>
    <style:style style:name="P31" style:family="paragraph" style:parent-style-name="Text_20_body">
      <style:paragraph-properties fo:text-align="justify" style:justify-single-word="false"/>
      <style:text-properties style:font-name="Ubuntu2" officeooo:rsid="00198f0f" officeooo:paragraph-rsid="00198f0f"/>
    </style:style>
    <style:style style:name="P32" style:family="paragraph" style:parent-style-name="Text_20_body">
      <style:paragraph-properties fo:text-align="justify" style:justify-single-word="false"/>
      <style:text-properties style:font-name="Ubuntu2" officeooo:rsid="0022147e" officeooo:paragraph-rsid="0022147e"/>
    </style:style>
    <style:style style:name="P33" style:family="paragraph" style:parent-style-name="Text_20_body">
      <style:paragraph-properties fo:text-align="justify" style:justify-single-word="false"/>
      <style:text-properties style:font-name="Ubuntu2" officeooo:rsid="00337d29" officeooo:paragraph-rsid="00337d29"/>
    </style:style>
    <style:style style:name="P34" style:family="paragraph" style:parent-style-name="Text_20_body">
      <style:paragraph-properties fo:text-align="justify" style:justify-single-word="false"/>
      <style:text-properties style:font-name="Ubuntu2" officeooo:rsid="0034c2dc" officeooo:paragraph-rsid="0034c2dc"/>
    </style:style>
    <style:style style:name="P35" style:family="paragraph" style:parent-style-name="Text_20_body">
      <loext:graphic-properties draw:fill-image-width="0cm" draw:fill-image-height="0cm"/>
      <style:paragraph-properties fo:margin-left="0.4cm" fo:margin-right="0cm" fo:margin-top="0cm" fo:margin-bottom="0cm" loext:contextual-spacing="false" fo:text-align="justify" style:justify-single-word="false" fo:text-indent="0cm" style:auto-text-indent="false"/>
      <style:text-properties style:font-name="Ubuntu2" officeooo:rsid="0034c2dc" officeooo:paragraph-rsid="0034c2dc"/>
    </style:style>
    <style:style style:name="P36" style:family="paragraph" style:parent-style-name="Text_20_body" style:master-page-name="">
      <loext:graphic-properties draw:fill="none"/>
      <style:paragraph-properties fo:margin-left="0.4cm" fo:margin-right="0cm" fo:margin-top="0cm" fo:margin-bottom="0cm" loext:contextual-spacing="false" fo:text-align="justify" style:justify-single-word="false" fo:text-indent="-0.4cm" style:auto-text-indent="false" style:page-number="auto"/>
      <style:text-properties officeooo:paragraph-rsid="00337d29"/>
    </style:style>
    <style:style style:name="P37" style:family="paragraph" style:parent-style-name="Source_20_code" style:master-page-name="">
      <loext:graphic-properties draw:fill-image-width="0cm" draw:fill-image-height="0cm"/>
      <style:paragraph-properties fo:margin-left="0.4cm" fo:margin-right="0cm" fo:margin-top="0cm" fo:margin-bottom="0cm" loext:contextual-spacing="false" fo:text-indent="0cm" style:auto-text-indent="false" style:page-number="auto"/>
    </style:style>
    <style:style style:name="P38" style:family="paragraph" style:parent-style-name="Source_20_code">
      <loext:graphic-properties draw:fill-image-width="0cm" draw:fill-image-height="0cm"/>
      <style:paragraph-properties fo:margin-left="0.4cm" fo:margin-right="0cm" fo:margin-top="0cm" fo:margin-bottom="0cm" loext:contextual-spacing="false" fo:text-indent="0cm" style:auto-text-indent="false"/>
    </style:style>
    <style:style style:name="P39" style:family="paragraph" style:parent-style-name="Heading_20_1">
      <style:text-properties officeooo:rsid="0038166e" officeooo:paragraph-rsid="0038166e"/>
    </style:style>
    <style:style style:name="P40" style:family="paragraph" style:parent-style-name="Heading_20_1">
      <style:paragraph-properties fo:break-before="page"/>
      <style:text-properties officeooo:rsid="00176a88" officeooo:paragraph-rsid="00176a88"/>
    </style:style>
    <style:style style:name="P41" style:family="paragraph" style:parent-style-name="Heading_20_2">
      <style:paragraph-properties fo:text-align="justify" style:justify-single-word="false"/>
      <style:text-properties style:font-name="Ubuntu2" officeooo:rsid="001bee37" officeooo:paragraph-rsid="001bee37"/>
    </style:style>
    <style:style style:name="P42" style:family="paragraph" style:parent-style-name="Heading_20_2">
      <style:paragraph-properties fo:text-align="justify" style:justify-single-word="false"/>
      <style:text-properties style:font-name="Ubuntu2" officeooo:rsid="00198f0f" officeooo:paragraph-rsid="00198f0f"/>
    </style:style>
    <style:style style:name="P43" style:family="paragraph" style:parent-style-name="Heading_20_2">
      <style:text-properties officeooo:rsid="00219e47" officeooo:paragraph-rsid="00219e47"/>
    </style:style>
    <style:style style:name="T1" style:family="text">
      <style:text-properties officeooo:rsid="000e31ec"/>
    </style:style>
    <style:style style:name="T2" style:family="text">
      <style:text-properties style:font-name="Ubuntu2"/>
    </style:style>
    <style:style style:name="T3" style:family="text">
      <style:text-properties style:font-name="Ubuntu2" officeooo:rsid="0020b959"/>
    </style:style>
    <style:style style:name="T4" style:family="text">
      <style:text-properties style:font-name="Ubuntu2" officeooo:rsid="00198f0f"/>
    </style:style>
    <style:style style:name="T5" style:family="text">
      <style:text-properties style:font-name="Ubuntu2" officeooo:rsid="00337d29"/>
    </style:style>
    <style:style style:name="T6" style:family="text">
      <style:text-properties style:font-name="Ubuntu2" officeooo:rsid="0038166e"/>
    </style:style>
    <style:style style:name="T7" style:family="text">
      <style:text-properties style:font-name="Ubuntu2" officeooo:rsid="00387531"/>
    </style:style>
    <style:style style:name="T8" style:family="text">
      <style:text-properties style:font-name="Ubuntu2" style:font-name-asian="文鼎PL细上海宋Uni" style:font-name-complex="Lucidasans"/>
    </style:style>
    <style:style style:name="T9" style:family="text">
      <style:text-properties style:font-name="Ubuntu2" officeooo:rsid="00387531" style:font-name-asian="文鼎PL细上海宋Uni" style:font-name-complex="Lucidasans"/>
    </style:style>
    <style:style style:name="T10" style:family="text">
      <style:text-properties style:font-name="Ubuntu2" officeooo:rsid="003a1806" style:font-name-asian="文鼎PL细上海宋Uni" style:font-name-complex="Lucidasans"/>
    </style:style>
    <style:style style:name="T11" style:family="text">
      <style:text-properties style:font-name="Ubuntu2" officeooo:rsid="0038166e" style:font-name-asian="文鼎PL细上海宋Uni" style:font-name-complex="Lucidasans"/>
    </style:style>
    <style:style style:name="T12" style:family="text">
      <style:text-properties style:font-name="Ubuntu2" officeooo:rsid="003aad76" style:font-name-asian="文鼎PL细上海宋Uni" style:font-name-complex="Lucidasans"/>
    </style:style>
    <style:style style:name="T13" style:family="text">
      <style:text-properties style:font-name="Ubuntu2" officeooo:rsid="003b7f56" style:font-name-asian="文鼎PL细上海宋Uni" style:font-name-complex="Lucidasans"/>
    </style:style>
    <style:style style:name="T14" style:family="text">
      <style:text-properties style:font-name="Ubuntu2" officeooo:rsid="003d5381" style:font-name-asian="文鼎PL细上海宋Uni" style:font-name-complex="Lucidasans"/>
    </style:style>
    <style:style style:name="T15" style:family="text">
      <style:text-properties style:font-name="Ubuntu2" officeooo:rsid="003e3a40" style:font-name-asian="文鼎PL细上海宋Uni" style:font-name-complex="Lucidasans"/>
    </style:style>
    <style:style style:name="T16" style:family="text">
      <style:text-properties style:font-name="Ubuntu2" officeooo:rsid="003ee32f" style:font-name-asian="文鼎PL细上海宋Uni" style:font-name-complex="Lucidasans"/>
    </style:style>
    <style:style style:name="T17" style:family="text">
      <style:text-properties style:font-name="Ubuntu2" officeooo:rsid="004055d9" style:font-name-asian="文鼎PL细上海宋Uni" style:font-name-complex="Lucidasans"/>
    </style:style>
    <style:style style:name="T18" style:family="text">
      <style:text-properties style:font-name="Ubuntu2" officeooo:rsid="0040d1e6" style:font-name-asian="文鼎PL细上海宋Uni" style:font-name-complex="Lucidasans"/>
    </style:style>
    <style:style style:name="T19" style:family="text">
      <style:text-properties style:font-name="Ubuntu2" officeooo:rsid="0042285e" style:font-name-asian="文鼎PL细上海宋Uni" style:font-name-complex="Lucidasans"/>
    </style:style>
    <style:style style:name="T20" style:family="text">
      <style:text-properties style:font-name="Ubuntu2" officeooo:rsid="00441544" style:font-name-asian="文鼎PL细上海宋Uni" style:font-name-complex="Lucidasans"/>
    </style:style>
    <style:style style:name="T21" style:family="text">
      <style:text-properties style:font-name="Ubuntu2" officeooo:rsid="00446931" style:font-name-asian="文鼎PL细上海宋Uni" style:font-name-complex="Lucidasans"/>
    </style:style>
    <style:style style:name="T22" style:family="text">
      <style:text-properties officeooo:rsid="00146b54"/>
    </style:style>
    <style:style style:name="T23" style:family="text">
      <style:text-properties officeooo:rsid="001a2de2"/>
    </style:style>
    <style:style style:name="T24" style:family="text">
      <style:text-properties officeooo:rsid="001de975"/>
    </style:style>
    <style:style style:name="T25" style:family="text">
      <style:text-properties officeooo:rsid="0020b959"/>
    </style:style>
    <style:style style:name="T26" style:family="text">
      <style:text-properties officeooo:rsid="0021e823"/>
    </style:style>
    <style:style style:name="T27" style:family="text">
      <style:text-properties officeooo:rsid="00230ee7"/>
    </style:style>
    <style:style style:name="T28" style:family="text">
      <style:text-properties officeooo:rsid="0026e13b"/>
    </style:style>
    <style:style style:name="T29" style:family="text">
      <style:text-properties officeooo:rsid="002724e2"/>
    </style:style>
    <style:style style:name="T30" style:family="text">
      <style:text-properties officeooo:rsid="0028a8e6"/>
    </style:style>
    <style:style style:name="T31" style:family="text">
      <style:text-properties officeooo:rsid="0030887b"/>
    </style:style>
    <style:style style:name="T32" style:family="text">
      <style:text-properties officeooo:rsid="003256ef"/>
    </style:style>
    <style:style style:name="T33" style:family="text">
      <style:text-properties officeooo:rsid="00332758"/>
    </style:style>
    <style:style style:name="T34" style:family="text">
      <style:text-properties officeooo:rsid="00337d29"/>
    </style:style>
    <style:style style:name="T35" style:family="text">
      <style:text-properties officeooo:rsid="0038166e"/>
    </style:style>
    <style:style style:name="T36" style:family="text">
      <style:text-properties style:font-name="Ubuntu3" officeooo:rsid="0038166e" style:font-name-asian="Ubuntu3" style:font-name-complex="Ubuntu3"/>
    </style:style>
    <style:style style:name="T37" style:family="text">
      <style:text-properties style:font-name="Gillius ADF No2" officeooo:rsid="0038166e" style:font-name-asian="文鼎PL细上海宋Uni" style:font-name-complex="Lucidasans"/>
    </style:style>
    <style:style style:name="T38" style:family="text">
      <style:text-properties style:font-name="Gillius ADF No2" officeooo:rsid="00387531" style:font-name-asian="文鼎PL细上海宋Uni" style:font-name-complex="Lucidasans"/>
    </style:style>
    <style:style style:name="T39" style:family="text">
      <style:text-properties style:font-name="Gillius ADF No2" officeooo:rsid="003d5381" style:font-name-asian="文鼎PL细上海宋Uni" style:font-name-complex="Lucidasans"/>
    </style:style>
    <style:style style:name="T40" style:family="text">
      <style:text-properties style:font-name="Gillius ADF No2" officeooo:rsid="004040a5" style:font-name-asian="文鼎PL细上海宋Uni" style:font-name-complex="Lucidasans"/>
    </style:style>
    <style:style style:name="T41" style:family="text">
      <style:text-properties officeooo:rsid="00387531"/>
    </style:style>
    <style:style style:name="T42" style:family="text">
      <style:text-properties style:font-name="Ubuntu2" officeooo:rsid="00387531" style:font-name-asian="文鼎PL细上海宋Uni" style:font-name-complex="Lucidasans"/>
    </style:style>
    <style:style style:name="T43" style:family="text">
      <style:text-properties officeooo:rsid="00387531" style:font-name-asian="文鼎PL细上海宋Uni" style:font-name-complex="Lucidasans"/>
    </style:style>
    <style:style style:name="T44" style:family="text">
      <style:text-properties officeooo:rsid="0038166e" style:font-name-asian="文鼎PL细上海宋Uni" style:font-name-complex="Lucidasans"/>
    </style:style>
    <style:style style:name="T45" style:family="text">
      <style:text-properties officeooo:rsid="003b7f56" style:font-name-asian="文鼎PL细上海宋Uni" style:font-name-complex="Lucidasans"/>
    </style:style>
    <style:style style:name="T46" style:family="text">
      <style:text-properties officeooo:rsid="003d5381" style:font-name-asian="文鼎PL细上海宋Uni" style:font-name-complex="Lucidasans"/>
    </style:style>
    <style:style style:name="T47" style:family="text">
      <style:text-properties officeooo:rsid="003e3a40" style:font-name-asian="文鼎PL细上海宋Uni" style:font-name-complex="Lucidasans"/>
    </style:style>
    <style:style style:name="T48" style:family="text">
      <style:text-properties officeooo:rsid="003ee32f" style:font-name-asian="文鼎PL细上海宋Uni" style:font-name-complex="Lucidasans"/>
    </style:style>
    <style:style style:name="T49" style:family="text">
      <style:text-properties officeooo:rsid="004040a5" style:font-name-asian="文鼎PL细上海宋Uni" style:font-name-complex="Lucidasans"/>
    </style:style>
    <style:style style:name="T50" style:family="text">
      <style:text-properties officeooo:rsid="0040d1e6" style:font-name-asian="文鼎PL细上海宋Uni" style:font-name-complex="Lucidasans"/>
    </style:style>
    <style:style style:name="T51" style:family="text">
      <style:text-properties officeooo:rsid="0042285e" style:font-name-asian="文鼎PL细上海宋Uni" style:font-name-complex="Lucida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tting started with pilberry's software</text:p>
      <text:h text:style-name="Heading_20_1" text:outline-level="1">Intro</text:h>
      <text:p text:style-name="P1"><text:span text:style-name="prog_20_name">pilberry </text:span>consists of four processes:</text:p>
      <text:p text:style-name="Source_20_code">root@pilimtec:/home/pi/pilberry# ps x | grep pil<text:span text:style-name="T1">berry</text:span> <text:s text:c="22"/></text:p>
      <text:p text:style-name="Source_20_code">13080 pts/2 <text:s text:c="3"/>S <text:s text:c="4"/>46:23 python3 /home/pi/pilberry/pilberry_keypad</text:p>
      <text:p text:style-name="Source_20_code">13086 pts/2 <text:s text:c="3"/>S <text:s text:c="5"/>0:13 python3 /home/pi/pilberry/pilberry_display</text:p>
      <text:p text:style-name="Source_20_code">13087 pts/2 <text:s text:c="3"/>S <text:s text:c="5"/>0:27 python3 /home/pi/pilberry/pilberry_core</text:p>
      <text:p text:style-name="Source_20_code">13088 pts/2 <text:s text:c="3"/>Sl <text:s text:c="4"/>0:19 python3 /home/pi/pilberry/pilberry_volume</text:p>
      <text:p text:style-name="Source_20_code">32516 pts/1 <text:s text:c="3"/>S+ <text:s text:c="4"/>0:00 grep pil<text:span text:style-name="T1">lberry</text:span></text:p>
      <text:p text:style-name="P20">root@pilimtec:/home/pi/pilberry#</text:p>
      <text:p text:style-name="P1"/>
      <text:p text:style-name="P1">and uses <text:span text:style-name="prog_20_name">cmus</text:span> as music player:</text:p>
      <text:p text:style-name="Source_20_code">root@pilimtec:/home/pi/pilberry# ps x | grep cmus</text:p>
      <text:p text:style-name="Source_20_code">13075 pts/2 <text:s text:c="3"/>Sl <text:s text:c="3"/>16:42 cmus --listen /tmp/cmus_socket</text:p>
      <text:p text:style-name="Source_20_code">19935 pts/1 <text:s text:c="3"/>S+ <text:s text:c="4"/>0:00 grep cmus</text:p>
      <text:p text:style-name="Source_20_code">root@pilimtec:/home/pi/pilberry# </text:p>
      <text:p text:style-name="P1"/>
      <text:p text:style-name="P21"><text:span text:style-name="prog_20_name">pilberry_keypad</text:span> and <text:span text:style-name="prog_20_name">pilberry_volume</text:span> send informations to <text:span text:style-name="prog_20_name">pilberry_core</text:span>, which drives <text:span text:style-name="prog_20_name">cmus</text:span> and <text:span text:style-name="prog_20_name">pilberry_display</text:span>.</text:p>
      <text:p text:style-name="P21"><text:span text:style-name="prog_20_name"/></text:p>
      <text:p text:style-name="P21"><text:span text:style-name="prog_20_name">cmus</text:span> also sends notifications to <text:span text:style-name="prog_20_name">pilberry_core</text:span>, that are used too to drive <text:span text:style-name="prog_20_name">pilberry_display</text:span>.</text:p>
      <text:p text:style-name="P2"/>
      <text:p text:style-name="P3">All four <text:span text:style-name="prog_20_name">pilberry_*</text:span> processes are python3 scripts.</text:p>
      <text:p text:style-name="P4"/>
      <text:p text:style-name="P5"><text:span text:style-name="path">pilberry/</text:span> <text:span text:style-name="T22">contains the four main scripts and several subdirectories:</text:span></text:p>
      <text:p text:style-name="Source_20_code">root@pilimtec:/home/pi/pilberry# ls -alh</text:p>
      <text:p text:style-name="Source_20_code">total 112K</text:p>
      <text:p text:style-name="Source_20_code">drwxr-xr-x 13 pi pi 4,0K avril 23 08:53 <text:span text:style-name="path">.</text:span></text:p>
      <text:p text:style-name="Source_20_code">drwxr-xr-x 13 pi pi 4,0K août <text:s/>22 <text:s/>2014 <text:span text:style-name="path">..</text:span></text:p>
      <text:p text:style-name="Source_20_code">drwxr-xr-x <text:s/>2 pi pi 4,0K avril 22 14:17 <text:span text:style-name="path">bin</text:span></text:p>
      <text:p text:style-name="Source_20_code">-rw-r--r-- <text:s/>1 pi pi <text:s/>35K juil. 13 <text:s/>2014 COPYING</text:p>
      <text:p text:style-name="Source_20_code">drwxr-xr-x <text:s/>4 pi pi 4,0K juil. 13 <text:s/>2014 <text:span text:style-name="path">doc</text:span></text:p>
      <text:p text:style-name="Source_20_code">drwxr-xr-x <text:s/>2 pi pi 4,0K avril 22 09:00 <text:span text:style-name="path">etc</text:span></text:p>
      <text:p text:style-name="Source_20_code">drwxr-xr-x <text:s/>8 pi pi 4,0K avril 20 15:12 <text:span text:style-name="path">.git</text:span></text:p>
      <text:p text:style-name="Source_20_code">-rw-r--r-- <text:s/>1 pi pi <text:s/>235 août <text:s/>19 <text:s/>2014 .gitignore</text:p>
      <text:p text:style-name="Source_20_code">drwxr-xr-x <text:s/>3 pi pi 4,0K avril 18 09:02 <text:span text:style-name="path">install</text:span></text:p>
      <text:p text:style-name="Source_20_code">drwxr-xr-x <text:s/>9 pi pi 4,0K avril 22 14:19 <text:span text:style-name="path">lib</text:span></text:p>
      <text:p text:style-name="Source_20_code">drwxr-xr-x <text:s/>3 pi pi 4,0K août <text:s/>14 <text:s/>2014 <text:span text:style-name="path">locks</text:span></text:p>
      <text:p text:style-name="Source_20_code">drwxr-xr-x <text:s/>2 pi pi 4,0K avril 22 14:49 <text:span text:style-name="path">log</text:span></text:p>
      <text:p text:style-name="Source_20_code">-rwxr-xr-x <text:s/>1 pi pi 7,6K avril 22 16:01 <text:span text:style-name="prog_20_name">pilberry_core</text:span></text:p>
      <text:p text:style-name="Source_20_code">-rwxr-xr-x <text:s/>1 pi pi 3,0K avril 22 12:29 <text:span text:style-name="prog_20_name">pilberry_display</text:span></text:p>
      <text:p text:style-name="Source_20_code">-rwxr-xr-x <text:s/>1 pi pi 1,9K août <text:s/>22 <text:s/>2014 <text:span text:style-name="prog_20_name">pilberry_keypad</text:span></text:p>
      <text:p text:style-name="Source_20_code">-rwxrwxr-x <text:s/>1 pi pi 1,7K août <text:s/>14 <text:s/>2014 <text:span text:style-name="prog_20_name">pilberry_volume</text:span></text:p>
      <text:p text:style-name="Source_20_code">drwxr-xr-x <text:s/>2 pi pi 4,0K août <text:s/>19 <text:s/>2014 <text:span text:style-name="path">tools</text:span></text:p>
      <text:p text:style-name="Source_20_code">drwx------ <text:s/>4 pi pi 4,0K juil. 13 <text:s/>2014 <text:span text:style-name="path">.Trash-1000</text:span></text:p>
      <text:p text:style-name="Source_20_code">drwxr-xr-x <text:s/>3 pi pi 4,0K août <text:s/>14 <text:s/>2014 <text:span text:style-name="path">var</text:span></text:p>
      <text:p text:style-name="Source_20_code">root@pilimtec:/home/pi/pilberry#</text:p>
      <text:p text:style-name="P5"/>
      <text:p text:style-name="P6">Let's go for a guided tour!</text:p>
      <text:p text:style-name="P5"/>
      <text:h text:style-name="P40" text:outline-level="1">Guided tour of pilberry/</text:h>
      <text:h text:style-name="Heading_20_2" text:outline-level="2">First, the bin/ directory:</text:h>
      <text:p text:style-name="Source_20_code">root@pilimtec:/home/pi/pilberry# ls -alh bin</text:p>
      <text:p text:style-name="Source_20_code">total 32K</text:p>
      <text:p text:style-name="Source_20_code">drwxr-xr-x <text:s/>2 pi pi 4,0K avril 22 14:17 <text:span text:style-name="path">.</text:span></text:p>
      <text:p text:style-name="Source_20_code">drwxr-xr-x 13 pi pi 4,0K avril 23 08:53 <text:span text:style-name="path">..</text:span></text:p>
      <text:p text:style-name="Source_20_code">-rwxr-xr-x <text:s/>1 pi pi 1,7K avril 22 14:17 <text:span text:style-name="prog_20_name">audio_feedback</text:span></text:p>
      <text:p text:style-name="Source_20_code">lrwxrwxrwx <text:s/>1 pi pi <text:s text:c="3"/>6 août <text:s/>10 <text:s/>2014 <text:span text:style-name="link">etc</text:span> -&gt; <text:span text:style-name="path">../etc</text:span></text:p>
      <text:p text:style-name="Source_20_code">-rw-r--r-- <text:s/>1 pi pi <text:s text:c="2"/>25 juil. 13 <text:s/>2014 __init__.py</text:p>
      <text:p text:style-name="Source_20_code">-rwxr-xr-x <text:s/>1 pi pi 1,3K août <text:s/>22 <text:s/>2014 <text:span text:style-name="prog_20_name">lcd_bootup_message</text:span></text:p>
      <text:p text:style-name="Source_20_code">lrwxrwxrwx <text:s/>1 pi pi <text:s text:c="3"/>6 août <text:s/>10 <text:s/>2014 <text:span text:style-name="link">lib</text:span> -&gt; <text:span text:style-name="path">../lib</text:span></text:p>
      <text:p text:style-name="Source_20_code">lrwxrwxrwx <text:s/>1 pi pi <text:s text:c="3"/>8 août <text:s/>10 <text:s/>2014 <text:span text:style-name="link">locks</text:span> -&gt; <text:span text:style-name="path">../locks</text:span></text:p>
      <text:p text:style-name="Source_20_code">lrwxrwxrwx <text:s/>1 pi pi <text:s text:c="3"/>6 août <text:s/>19 <text:s/>2014 <text:span text:style-name="link">log</text:span> -&gt; <text:span text:style-name="path">../log</text:span></text:p>
      <text:p text:style-name="Source_20_code">-rwxr-xr-x <text:s/>1 pi pi 3,6K août <text:s/>22 <text:s/>2014 <text:span text:style-name="prog_20_name">start</text:span></text:p>
      <text:p text:style-name="Source_20_code">-rwxr-xr-x <text:s/>1 pi pi 1,8K août <text:s/>22 <text:s/>2014 <text:span text:style-name="prog_20_name">stop</text:span></text:p>
      <text:p text:style-name="Source_20_code">root@pilimtec:/home/pi/pilberry#</text:p>
      <text:p text:style-name="P5"/>
      <text:p text:style-name="P6"><text:span text:style-name="prog_20_name">audio_feedback</text:span> is the script that is executed by <text:span text:style-name="prog_20_name">cmus</text:span> to send notifications. <text:span text:style-name="prog_20_name">cmus</text:span> must be configured to know which script it must execute.</text:p>
      <text:p text:style-name="P6"/>
      <text:p text:style-name="P8"><text:span text:style-name="prog_20_name">start</text:span> and <text:span text:style-name="prog_20_name">stop</text:span> are used by the init script to run <text:span text:style-name="prog_20_name">pilberry</text:span> at startup. They run (or stop) all processes required by <text:span text:style-name="prog_20_name">pilberry</text:span> in order to run.</text:p>
      <text:p text:style-name="P6"/>
      <text:p text:style-name="P9"><text:span text:style-name="prog_20_name">lcd_bootup_message</text:span> is used by another init script, in order to send messages to the LCD screen as early as possible during the bootup.</text:p>
      <text:p text:style-name="P9"/>
      <text:p text:style-name="P10">There are some links to other directories around, in order to allow the python scripts to access to <text:span text:style-name="prog_20_name">pilberry</text:span>'s configuration and library directories. This is a dirty hack.</text:p>
      <text:p text:style-name="P10"/>
      <text:h text:style-name="Heading_20_2" text:outline-level="2">Then, lib/:</text:h>
      <text:p text:style-name="Source_20_code">root@pilimtec:/home/pi/pilberry# ls -alh lib</text:p>
      <text:p text:style-name="Source_20_code">total 48K</text:p>
      <text:p text:style-name="Source_20_code">drwxr-xr-x <text:s/>9 pi pi 4,0K avril 22 14:19 <text:span text:style-name="path">.</text:span></text:p>
      <text:p text:style-name="Source_20_code">drwxr-xr-x 13 pi pi 4,0K avril 23 08:53 <text:span text:style-name="path">..</text:span></text:p>
      <text:p text:style-name="Source_20_code">drwxr-xr-x <text:s/>3 pi pi 4,0K juil. 31 <text:s/>2014 <text:span text:style-name="path">carrier</text:span></text:p>
      <text:p text:style-name="Source_20_code">-rw-r--r-- <text:s/>1 pi pi 3,3K avril 22 14:19 globals.py</text:p>
      <text:p text:style-name="Source_20_code">drwxr-xr-x <text:s/>3 pi pi 4,0K août <text:s/>22 <text:s/>2014 <text:span text:style-name="path">hardware_drivers</text:span></text:p>
      <text:p text:style-name="Source_20_code">-rw-r--r-- <text:s/>1 pi pi <text:s text:c="2"/>27 juil. 13 <text:s/>2014 __init__.py</text:p>
      <text:p text:style-name="Source_20_code">drwxr-xr-x <text:s/>4 pi pi 4,0K août <text:s/>22 <text:s/>2014 <text:span text:style-name="path">mode</text:span></text:p>
      <text:p text:style-name="Source_20_code">drwxr-xr-x <text:s/>3 pi pi 4,0K août <text:s/>19 <text:s/>2014 <text:span text:style-name="path">musicdriver</text:span></text:p>
      <text:p text:style-name="Source_20_code">drwxr-xr-x <text:s/>2 pi pi 4,0K avril 22 14:39 __pycache__</text:p>
      <text:p text:style-name="Source_20_code">drwxr-xr-x <text:s/>3 pi pi 4,0K avril 22 08:01 <text:span text:style-name="path">tree</text:span></text:p>
      <text:p text:style-name="Source_20_code">-rw-r--r-- <text:s/>1 pi pi 1,4K juil. 31 <text:s/>2014 utils.py</text:p>
      <text:p text:style-name="Source_20_code">drwxr-xr-x <text:s/>4 pi pi 4,0K avril 22 12:34 <text:span text:style-name="path">view</text:span></text:p>
      <text:p text:style-name="Source_20_code">root@pilimtec:/home/pi/pilberry# </text:p>
      <text:p text:style-name="P13"><text:span text:style-name="path">carrier/</text:span> contains the files that define the <text:span text:style-name="Python_20_class_20_name">Carrier</text:span> class. Its instances are used to send messages over TCP (or unix sockets) between the processes.</text:p>
      <text:p text:style-name="P14"><text:span text:style-name="path">hardware_drivers/</text:span> contains <text:span text:style-name="T28">the Adafruit's driver classes and scripts for the LCD screen, plus the driver classes </text:span><text:span text:style-name="Python_20_class_20_name"><text:span text:style-name="T28">RotaryEncoder</text:span></text:span><text:span text:style-name="T28"> and </text:span><text:span text:style-name="Python_20_class_20_name"><text:span text:style-name="T28">KeyHandler</text:span></text:span><text:span text:style-name="T28"> for the keypad and the volume button.</text:span></text:p>
      <text:p text:style-name="P11"><text:span text:style-name="path">mode/</text:span> <text:span text:style-name="T28">contains the </text:span><text:span text:style-name="Python_20_class_20_name"><text:span text:style-name="T28">Mode</text:span></text:span><text:span text:style-name="T28"> and </text:span><text:span text:style-name="Python_20_class_20_name"><text:span text:style-name="T28">State*</text:span></text:span><text:span text:style-name="T28"> classes to handle the modes and modes' states of </text:span><text:span text:style-name="prog_20_name"><text:span text:style-name="T29">pilberry_core</text:span></text:span><text:span text:style-name="T28">.</text:span></text:p>
      <text:p text:style-name="P15"><text:span text:style-name="path">musicdriver/</text:span> contains the <text:span text:style-name="Python_20_class_20_name"><text:span text:style-name="T29">MusicDriver</text:span></text:span><text:span text:style-name="T29"> class to drive </text:span><text:span text:style-name="prog_20_name"><text:span text:style-name="T29">cmus</text:span></text:span><text:span text:style-name="T29">.</text:span></text:p>
      <text:p text:style-name="P15"><text:span text:style-name="path">tree/</text:span> contains the <text:span text:style-name="Python_20_class_20_name"><text:span text:style-name="T29">Node*</text:span></text:span><text:span text:style-name="T29"> classes to handle the browsing of music files (this job belongs to </text:span><text:span text:style-name="prog_20_name"><text:span text:style-name="T29">pilberry_core</text:span></text:span><text:span text:style-name="T29">. It uses the </text:span><text:span text:style-name="Python_20_class_20_name"><text:span text:style-name="T29">Node*</text:span></text:span><text:span text:style-name="T29"> in </text:span><text:span text:style-name="Python_20_class_20_name"><text:span text:style-name="T29">Mode</text:span></text:span><text:span text:style-name="T29"> objects and </text:span><text:span text:style-name="Python_20_class_20_name"><text:span text:style-name="T29">State*</text:span></text:span><text:span text:style-name="T29"> classes).</text:span></text:p>
      <text:p text:style-name="P15"><text:span text:style-name="path">view/</text:span> contains the <text:span text:style-name="Python_20_class_20_name"><text:span text:style-name="T30">View*</text:span></text:span><text:span text:style-name="T30"> classes to handle the states of </text:span><text:span text:style-name="prog_20_name"><text:span text:style-name="T30">pilberry_display</text:span></text:span><text:span text:style-name="T30">.</text:span></text:p>
      <text:p text:style-name="P10"/>
      <text:h text:style-name="P41" text:outline-level="2"><text:soft-page-break/><text:span text:style-name="T27">All other </text:span>director<text:span text:style-name="T25">ies</text:span>:</text:h>
      <text:p text:style-name="P12"><text:span text:style-name="path"><text:span text:style-name="T25">doc/</text:span></text:span> basically contains the documentation.</text:p>
      <text:p text:style-name="P16"><text:span text:style-name="path"><text:span text:style-name="T25">etc/</text:span></text:span><text:span text:style-name="T3"> contains the configuration files:</text:span></text:p>
      <text:p text:style-name="Source_20_code">root@pilimtec:/home/pi/pilberry# ls -alh etc</text:p>
      <text:p text:style-name="Source_20_code">total 28K</text:p>
      <text:p text:style-name="Source_20_code">drwxr-xr-x <text:s/>2 pi pi 4,0K avril 22 09:00 .</text:p>
      <text:p text:style-name="Source_20_code">drwxr-xr-x 13 pi pi 4,0K avril 23 08:53 ..</text:p>
      <text:p text:style-name="Source_20_code">-rw-r--r-- <text:s/>1 pi pi 1,5K août <text:s/>22 <text:s/>2014 cmd.conf</text:p>
      <text:p text:style-name="Source_20_code">-rw-r--r-- <text:s/>1 pi pi <text:s/>387 août <text:s/>19 <text:s/>2014 general.conf</text:p>
      <text:p text:style-name="Source_20_code">-rw-r--r-- <text:s/>1 pi pi <text:s/>338 juil. 31 <text:s/>2014 modes.conf</text:p>
      <text:p text:style-name="Source_20_code">-rw-r--r-- <text:s/>1 pi pi <text:s/>429 avril 22 09:00 sockets.conf</text:p>
      <text:p text:style-name="Source_20_code">-rw-r--r-- <text:s/>1 pi pi <text:s/>948 août <text:s/>18 <text:s/>2014 user.conf</text:p>
      <text:p text:style-name="Source_20_code">root@pilimtec:/home/pi/pilberry# </text:p>
      <text:p text:style-name="P17"><text:span text:style-name="path">.</text:span><text:span text:style-name="path"><text:span text:style-name="T25">git/</text:span></text:span><text:span text:style-name="T25"> and </text:span><text:span text:style-name="file"><text:span text:style-name="T25">.gitignore</text:span></text:span><text:span text:style-name="T25"> are related to the git repository.</text:span></text:p>
      <text:p text:style-name="P18"><text:span text:style-name="path">install/</text:span> contains the init scripts and also <text:span text:style-name="path">i2c-tools-3.1.0/</text:span>, what is a <text:span text:style-name="T26">modified </text:span>dependency that's also to be installed.</text:p>
      <text:p text:style-name="P19"><text:span text:style-name="path">locks/</text:span> is used to store some lock files during execution, not sure they will be required, so it may disappear later.</text:p>
      <text:p text:style-name="P19"><text:span text:style-name="path">log/</text:span> contains the log files, of course.</text:p>
      <text:p text:style-name="P19"><text:span text:style-name="path">tools/</text:span> contains some scripts to help debugging pilberry.</text:p>
      <text:p text:style-name="P32"><text:span text:style-name="path">var/</text:span> contains some informations that are useful during execution, like the processes' pids, to stop them <text:span text:style-name="T31">all when we want to stop </text:span><text:span text:style-name="prog_20_name"><text:span text:style-name="T31">pilberry</text:span></text:span>.</text:p>
      <text:p text:style-name="Standard"/>
      <text:h text:style-name="P39" text:outline-level="1">A deeper look inside some components</text:h>
      <text:h text:style-name="Heading_20_2" text:outline-level="2">About audio_feedback:</text:h>
      <text:p text:style-name="P22">This is a shell script. It's written using sh and not bash, <text:span text:style-name="T32">to let it portable, if this would ever help</text:span>.</text:p>
      <text:p text:style-name="P22"/>
      <text:p text:style-name="P22">Using python3 to send messages over TCP <text:span text:style-name="T33">wa</text:span>s way too heavy because <text:span text:style-name="T33">the libraries need to be reloaded</text:span> each time it is executed. <text:span text:style-name="T33">The downside of not using a python3 script is that it is possible to send only strings and not objects.</text:span></text:p>
      <text:p text:style-name="P7"/>
      <text:p text:style-name="P7">Configuration of cmus to have audio_feedback as notification script:</text:p>
      <text:p text:style-name="P7">see <text:a xlink:type="simple" xlink:href="https://github.com/cmus/cmus/wiki/status-display-programs" text:style-name="Internet_20_link" text:visited-style-name="Visited_20_Internet_20_Link">https://github.com/cmus/cmus/wiki/status-display-programs</text:a></text:p>
      <text:p text:style-name="P7"/>
      <text:p text:style-name="P7">Extract:</text:p>
      <text:p text:style-name="Quote">Then in cmus, set the <text:span text:style-name="Source_20_Text">display_status_program</text:span> variable to the path of the program or wrapper script:</text:p>
      <text:p text:style-name="Quote"/>
      <text:p text:style-name="Quote"><text:span text:style-name="Source_20_Text"><text:s text:c="2"/>:set status_display_program=/home/user/.cmus/status_display_program.sh</text:span></text:p>
      <text:p text:style-name="Quote"/>
      <text:p text:style-name="P6"/>
      <text:h text:style-name="Heading_20_2" text:outline-level="2">About the <text:span text:style-name="T23">two </text:span>init script<text:span text:style-name="T23">s,</text:span> <text:span text:style-name="T23">about </text:span>bin/start, bin/stop, <text:span text:style-name="T23">bin/lcd_bootup_message</text:span>:</text:h>
      <text:p text:style-name="P8"/>
      <text:p text:style-name="P2"/>
      <text:h text:style-name="P42" text:outline-level="2">About the <text:span text:style-name="T24">configuration files</text:span>:</text:h>
      <text:p text:style-name="P31"/>
      <text:p text:style-name="P31"/>
      <text:h text:style-name="P43" text:outline-level="2"><text:span text:style-name="T4">A</text:span><text:span text:style-name="T2">bout the i2ctools</text:span></text:h>
      <text:p text:style-name="P18">See</text:p>
      <text:p text:style-name="P18"><text:a xlink:type="simple" xlink:href="https://forums.adafruit.com/viewtopic.php?f=50&amp;t=54622" text:style-name="Internet_20_link" text:visited-style-name="Visited_20_Internet_20_Link">https://forums.adafruit.com/viewtopic.php?f=50&amp;t=54622</text:a></text:p>
      <text:p text:style-name="P18"/>
      <text:h text:style-name="Heading_20_2" text:outline-level="2">The classes that pilberry uses:</text:h>
      <text:p text:style-name="P36"><text:span text:style-name="Python_20_class_20_name"><text:span text:style-name="T36">•</text:span></text:span><text:span text:style-name="Python_20_class_20_name"><text:span text:style-name="T37"> </text:span></text:span><text:span text:style-name="Python_20_class_20_name"><text:span text:style-name="T35">Carrier</text:span></text:span><text:span text:style-name="T5"> objects are used to send a message to a process. They must be used within a </text:span><text:span text:style-name="file"><text:span text:style-name="T34">with</text:span></text:span><text:span text:style-name="T5"> </text:span><text:soft-page-break/><text:span text:style-name="T5">statement. Example:</text:span></text:p>
      <text:p text:style-name="P37">with Carrier() as C:</text:p>
      <text:p text:style-name="P38"><text:s text:c="4"/>C.send('PROCESS_NAME', data_to_send)</text:p>
      <text:p text:style-name="P35">The process' name has to be defined in <text:span text:style-name="path">etc/sockets.conf</text:span>, along with all other infos that are required by <text:span text:style-name="Python_20_class_20_name"><text:span text:style-name="T34">Carrier</text:span></text:span><text:span text:style-name="T34"> </text:span>to send the data. See <text:span text:style-name="path">etc/sockets.conf</text:span> for examples.</text:p>
      <text:p text:style-name="P34"/>
      <text:p text:style-name="P36"><text:span text:style-name="Python_20_class_20_name"><text:span text:style-name="T36">•</text:span></text:span><text:span text:style-name="Python_20_class_20_name"><text:span text:style-name="T37"> </text:span></text:span><text:span text:style-name="Python_20_class_20_name"><text:span text:style-name="T35">MusicDriver</text:span></text:span><text:span text:style-name="T5"> objects are used to </text:span><text:span text:style-name="T6">drive </text:span><text:span text:style-name="prog_20_name"><text:span text:style-name="T35">cmus</text:span></text:span><text:span text:style-name="T6">. They are used by </text:span><text:span text:style-name="Python_20_class_20_name"><text:span text:style-name="T35">Mode</text:span></text:span><text:span text:style-name="T6"> objects. </text:span><text:span text:style-name="T7">The messages are sent to </text:span><text:span text:style-name="prog_20_name"><text:span text:style-name="T41">cmus</text:span></text:span><text:span text:style-name="T7"> using </text:span><text:span text:style-name="prog_20_name"><text:span text:style-name="T41">cmus-remote</text:span></text:span><text:span text:style-name="T7">.</text:span></text:p>
      <text:p text:style-name="P33"/>
      <text:p text:style-name="P29"><text:span text:style-name="Python_20_class_20_name"><text:span text:style-name="T36">•</text:span></text:span><text:span text:style-name="Python_20_class_20_name"><text:span text:style-name="T37"> </text:span></text:span><text:span text:style-name="Python_20_class_20_name"><text:span text:style-name="T38">Node</text:span></text:span><text:span text:style-name="Python_20_class_20_name"><text:span text:style-name="T9"> </text:span></text:span><text:span text:style-name="Python_20_class_20_name"><text:span text:style-name="T8">objects </text:span></text:span><text:span text:style-name="Python_20_class_20_name"><text:span text:style-name="T9">are used to handle the hierarchy of musical files. </text:span></text:span><text:span text:style-name="Python_20_class_20_name"><text:span text:style-name="T11">They are used by </text:span></text:span><text:span text:style-name="Python_20_class_20_name"><text:span text:style-name="T44">Mode</text:span></text:span><text:span text:style-name="Python_20_class_20_name"><text:span text:style-name="T11"> objects.</text:span></text:span></text:p>
      <text:p text:style-name="P30"><text:span text:style-name="Python_20_class_20_name"><text:span text:style-name="T11"/></text:span></text:p>
      <text:p text:style-name="P27"><text:span text:style-name="file"><text:span text:style-name="T48">Node.py</text:span></text:span><text:span text:style-name="Python_20_class_20_name"><text:span text:style-name="T16"> and </text:span></text:span><text:span text:style-name="file"><text:span text:style-name="T48">NodeFileSystem.py</text:span></text:span><text:span text:style-name="Python_20_class_20_name"><text:span text:style-name="T16"> are in </text:span></text:span><text:span text:style-name="path"><text:span text:style-name="T49">lib/t</text:span></text:span><text:span text:style-name="path"><text:span text:style-name="T48">ree/</text:span></text:span><text:span text:style-name="Python_20_class_20_name"><text:span text:style-name="T16">.</text:span></text:span></text:p>
      <text:p text:style-name="P24"><text:span text:style-name="Python_20_class_20_name"><text:span text:style-name="T9"/></text:span></text:p>
      <text:p text:style-name="P24"><text:span text:style-name="Python_20_class_20_name"><text:span text:style-name="T9">Each </text:span></text:span><text:span text:style-name="Python_20_class_20_name"><text:span text:style-name="T43">Node</text:span></text:span><text:span text:style-name="Python_20_class_20_name"><text:span text:style-name="T9"> recursively contains other </text:span></text:span><text:span text:style-name="Python_20_class_20_name"><text:span text:style-name="T43">Nodes</text:span></text:span><text:span text:style-name="Python_20_class_20_name"><text:span text:style-name="T9">, its children. </text:span></text:span><text:span text:style-name="Python_20_class_20_name"><text:span text:style-name="T10">The ones having no children are called leaves (files), the others inodes (directories).</text:span></text:span></text:p>
      <text:p text:style-name="P24"><text:span text:style-name="Python_20_class_20_name"><text:span text:style-name="T9"/></text:span></text:p>
      <text:p text:style-name="P24"><text:span text:style-name="Python_20_class_20_name"><text:span text:style-name="T9">The whole tree that contains “all” musical files </text:span></text:span><text:span text:style-name="Python_20_class_20_name"><text:span text:style-name="T10">and directories </text:span></text:span><text:span text:style-name="Python_20_class_20_name"><text:span text:style-name="T9">is actually only a </text:span></text:span><text:span text:style-name="Python_20_class_20_name"><text:span text:style-name="T43">Node</text:span></text:span><text:span text:style-name="Python_20_class_20_name"><text:span text:style-name="T9">.</text:span></text:span></text:p>
      <text:p text:style-name="P24"><text:span text:style-name="Python_20_class_20_name"><text:span text:style-name="T10"/></text:span></text:p>
      <text:p text:style-name="P23"><text:span text:style-name="Python_20_class_20_name"><text:span text:style-name="T9">The tree is not built entirely at the beginning. </text:span></text:span><text:span text:style-name="Python_20_class_20_name"><text:span text:style-name="T10">Only the files on the same level as the root, plus all their direct children are built. The tree is completed </text:span></text:span><text:span text:style-name="Python_20_class_20_name"><text:span text:style-name="T12">later, </text:span></text:span><text:span text:style-name="Python_20_class_20_name"><text:span text:style-name="T10">chunk by chunk, during its exploration (each time we go down to a child, we add its children).</text:span></text:span></text:p>
      <text:p text:style-name="P24"><text:span text:style-name="Python_20_class_20_name"><text:span text:style-name="T10"/></text:span></text:p>
      <text:p text:style-name="P25"><text:span text:style-name="Python_20_class_20_name"><text:span text:style-name="T13">As we wish to make it possible to browse the files according to several customized ways, there are different kinds of </text:span></text:span><text:span text:style-name="Python_20_class_20_name"><text:span text:style-name="T45">Nodes</text:span></text:span><text:span text:style-name="Python_20_class_20_name"><text:span text:style-name="T13">: </text:span></text:span><text:span text:style-name="Python_20_class_20_name"><text:span text:style-name="T45">NodeFileSystem</text:span></text:span><text:span text:style-name="Python_20_class_20_name"><text:span text:style-name="T13"> is the one that builds the tree matching the file system tree. </text:span></text:span><text:span text:style-name="Python_20_class_20_name"><text:span text:style-name="T45">NodeFileSystem</text:span></text:span><text:span text:style-name="Python_20_class_20_name"><text:span text:style-name="T13"> inherits from </text:span></text:span><text:span text:style-name="Python_20_class_20_name"><text:span text:style-name="T45">Node</text:span></text:span><text:span text:style-name="Python_20_class_20_name"><text:span text:style-name="T13"> and only needs to define the </text:span></text:span><text:span text:style-name="file"><text:span text:style-name="T45">is_a_leaf()</text:span></text:span><text:span text:style-name="Python_20_class_20_name"><text:span text:style-name="T13"> and </text:span></text:span><text:span text:style-name="file"><text:span text:style-name="T45">get_children_list()</text:span></text:span><text:span text:style-name="Python_20_class_20_name"><text:span text:style-name="T13"> methods. It is possible to add a </text:span></text:span><text:span text:style-name="Python_20_class_20_name"><text:span text:style-name="T45">NodeTag</text:span></text:span><text:span text:style-name="Python_20_class_20_name"><text:span text:style-name="T13"> that would allow to browse the musical files </text:span></text:span><text:span text:style-name="Python_20_class_20_name"><text:span text:style-name="T14">according to</text:span></text:span><text:span text:style-name="Python_20_class_20_name"><text:span text:style-name="T13"> a hierarchy </text:span></text:span><text:span text:style-name="Python_20_class_20_name"><text:span text:style-name="T14">built from</text:span></text:span><text:span text:style-name="Python_20_class_20_name"><text:span text:style-name="T13"> Id3Tags for instance </text:span></text:span><text:span text:style-name="Python_20_class_20_name"><text:span text:style-name="T14">(like artist/album)</text:span></text:span><text:span text:style-name="Python_20_class_20_name"><text:span text:style-name="T13">; it would only need to define the </text:span></text:span><text:span text:style-name="file"><text:span text:style-name="T45">is_a_leaf()</text:span></text:span><text:span text:style-name="Python_20_class_20_name"><text:span text:style-name="T13"> and </text:span></text:span><text:span text:style-name="file"><text:span text:style-name="T45">get_children_list()</text:span></text:span><text:span text:style-name="Python_20_class_20_name"><text:span text:style-name="T13"> methods.</text:span></text:span></text:p>
      <text:p text:style-name="P25"><text:span text:style-name="Python_20_class_20_name"><text:span text:style-name="T13"/></text:span></text:p>
      <text:p text:style-name="P29"><text:span text:style-name="Python_20_class_20_name"><text:span text:style-name="T36">•</text:span></text:span><text:span text:style-name="Python_20_class_20_name"><text:span text:style-name="T37"> </text:span></text:span><text:span text:style-name="Python_20_class_20_name"><text:span text:style-name="T39">State*</text:span></text:span><text:span text:style-name="Python_20_class_20_name"><text:span text:style-name="T9"> </text:span></text:span><text:span text:style-name="Python_20_class_20_name"><text:span text:style-name="T13">objects </text:span></text:span><text:span text:style-name="Python_20_class_20_name"><text:span text:style-name="T9">are used to handle the </text:span></text:span><text:span text:style-name="Python_20_class_20_name"><text:span text:style-name="T14">different states of a</text:span></text:span><text:span text:style-name="Python_20_class_20_name"><text:span text:style-name="T11"> </text:span></text:span><text:span text:style-name="Python_20_class_20_name"><text:span text:style-name="T44">Mode</text:span></text:span><text:span text:style-name="Python_20_class_20_name"><text:span text:style-name="T11"> object. </text:span></text:span><text:span text:style-name="Python_20_class_20_name"><text:span text:style-name="T14">The </text:span></text:span><text:span text:style-name="Python_20_class_20_name"><text:span text:style-name="T46">State*</text:span></text:span><text:span text:style-name="Python_20_class_20_name"><text:span text:style-name="T14"> objects are actually used as collections of methods, they never get instanciated. Their methods are added to the ones of a </text:span></text:span><text:span text:style-name="Python_20_class_20_name"><text:span text:style-name="T46">Mode</text:span></text:span><text:span text:style-name="Python_20_class_20_name"><text:span text:style-name="T14"> object, and are called through the </text:span></text:span><text:span text:style-name="file"><text:span text:style-name="T46">handle()</text:span></text:span><text:span text:style-name="Python_20_class_20_name"><text:span text:style-name="T14"> method. </text:span></text:span><text:span text:style-name="Python_20_class_20_name"><text:span text:style-name="T15">The </text:span></text:span><text:span text:style-name="file"><text:span text:style-name="T47">set_state()</text:span></text:span><text:span text:style-name="Python_20_class_20_name"><text:span text:style-name="T15"> method of a </text:span></text:span><text:span text:style-name="Python_20_class_20_name"><text:span text:style-name="T47">Mode</text:span></text:span><text:span text:style-name="Python_20_class_20_name"><text:span text:style-name="T15"> object allows to swap between the sets of methods of </text:span></text:span><text:span text:style-name="Python_20_class_20_name"><text:span text:style-name="T47">State_A</text:span></text:span><text:span text:style-name="Python_20_class_20_name"><text:span text:style-name="T15">, </text:span></text:span><text:span text:style-name="Python_20_class_20_name"><text:span text:style-name="T47">State_B</text:span></text:span><text:span text:style-name="Python_20_class_20_name"><text:span text:style-name="T15"> etc.</text:span></text:span></text:p>
      <text:p text:style-name="P30"><text:span text:style-name="Python_20_class_20_name"><text:span text:style-name="T15"/></text:span></text:p>
      <text:p text:style-name="P29"><text:span text:style-name="Python_20_class_20_name"><text:span text:style-name="T36">•</text:span></text:span><text:span text:style-name="Python_20_class_20_name"><text:span text:style-name="T37"> </text:span></text:span><text:span text:style-name="Python_20_class_20_name"><text:span text:style-name="T40">Mode</text:span></text:span><text:span text:style-name="Python_20_class_20_name"><text:span text:style-name="T9"> </text:span></text:span><text:span text:style-name="Python_20_class_20_name"><text:span text:style-name="T13">objects </text:span></text:span><text:span text:style-name="Python_20_class_20_name"><text:span text:style-name="T9">are used to </text:span></text:span><text:span text:style-name="Python_20_class_20_name"><text:span text:style-name="T17">manage the carradio modes, each mode matching a possible music source. The music can come from two kinds of sources: received by the radio or read from a memory (like a USB key, the SD card memory etc.).</text:span></text:span></text:p>
      <text:p text:style-name="P30"><text:span text:style-name="Python_20_class_20_name"><text:span text:style-name="T17"/></text:span></text:p>
      <text:p text:style-name="P28"><text:span text:style-name="Python_20_class_20_name"><text:span text:style-name="T21">Only a memory mode object has been implemented so far.</text:span></text:span></text:p>
      <text:p text:style-name="P26"><text:span text:style-name="Python_20_class_20_name"><text:span text:style-name="T18"/></text:span></text:p>
      <text:p text:style-name="P26"><text:span text:style-name="Python_20_class_20_name"><text:span text:style-name="T21">So,a</text:span></text:span><text:span text:style-name="Python_20_class_20_name"><text:span text:style-name="T18"> </text:span></text:span><text:span text:style-name="Python_20_class_20_name"><text:span text:style-name="T50">Mode</text:span></text:span><text:span text:style-name="Python_20_class_20_name"><text:span text:style-name="T18"> object embed</text:span></text:span><text:span text:style-name="Python_20_class_20_name"><text:span text:style-name="T19">s a </text:span></text:span><text:span text:style-name="Python_20_class_20_name"><text:span text:style-name="T51">MusicDriver</text:span></text:span><text:span text:style-name="Python_20_class_20_name"><text:span text:style-name="T19"> (as property </text:span></text:span><text:span text:style-name="file"><text:span text:style-name="T51">md</text:span></text:span><text:span text:style-name="Python_20_class_20_name"><text:span text:style-name="T19">), a state (as property </text:span></text:span><text:span text:style-name="file"><text:span text:style-name="T51">state</text:span></text:span><text:span text:style-name="Python_20_class_20_name"><text:span text:style-name="T19">, what only </text:span></text:span><text:span text:style-name="Python_20_class_20_name"><text:span text:style-name="T20">contains </text:span></text:span><text:span text:style-name="Python_20_class_20_name"><text:span text:style-name="T19">a string matching the name of the current state, what will be used by the </text:span></text:span><text:span text:style-name="file"><text:span text:style-name="T51">handle()</text:span></text:span><text:span text:style-name="Python_20_class_20_name"><text:span text:style-name="T19"> method to determine which version of a method to call after a command has been received), and two </text:span></text:span><text:span text:style-name="Python_20_class_20_name"><text:span text:style-name="T51">Nodes</text:span></text:span><text:span text:style-name="Python_20_class_20_name"><text:span text:style-name="T19">: </text:span></text:span><text:span text:style-name="file"><text:span text:style-name="T51">head</text:span></text:span><text:span text:style-name="Python_20_class_20_name"><text:span text:style-name="T19"> and </text:span></text:span><text:span text:style-name="file"><text:span text:style-name="T51">xnode</text:span></text:span><text:span text:style-name="Python_20_class_20_name"><text:span text:style-name="T19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Lucidasans1" svg:font-family="Lucidasans"/>
    <style:font-face style:name="Times" svg:font-family="Times"/>
    <style:font-face style:name="Ubuntu3" svg:font-family="Ubuntu" style:font-adornments="Regular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Gillius ADF No2" svg:font-family="'Gillius ADF No2'" style:font-adornments="Regular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文鼎PL中楷Uni" style:font-family-asian="文鼎PL中楷Uni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name="Ubuntu" fo:font-family="Ubuntu" style:font-style-name="Regular" style:font-pitch="variable" style:font-size-asian="10.5pt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ource_20_code" style:display-name="Source code" style:family="paragraph" style:parent-style-name="Text_20_body" style:master-page-name="">
      <style:graphic-properties draw:fill="solid" draw:fill-color="#e6e6e6" draw:fill-image-width="0cm" draw:fill-image-height="0cm"/>
      <style:paragraph-properties fo:margin-top="0cm" fo:margin-bottom="0cm" loext:contextual-spacing="false" style:page-number="auto" fo:background-color="#e6e6e6" fo:padding="0.049cm" fo:border="0.06pt solid #c0c0c0" style:shadow="none">
        <style:tab-stops/>
        <style:background-image/>
      </style:paragraph-properties>
      <style:text-properties fo:color="#4c4c4c" style:font-name="DejaVu Sans Mono" fo:font-family="'DejaVu Sans Mono'" style:font-style-name="Book" style:font-family-generic="modern" style:font-pitch="fixed" fo:font-size="10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06pt solid #000000" style:shadow="none"/>
      <style:text-properties style:font-name="Ubuntu1" fo:font-family="Ubuntu" style:font-style-name="Bold" style:font-pitch="variable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cm" loext:contextual-spacing="false"/>
      <style:text-properties style:font-name="Ubuntu1" fo:font-family="Ubuntu" style:font-style-name="Bold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e" style:family="paragraph" style:parent-style-name="Source_20_code" style:master-page-name="">
      <style:graphic-properties draw:fill-color="#ffffcc"/>
      <style:paragraph-properties style:page-number="auto"/>
      <style:text-properties style:font-name="Ubuntu" fo:font-family="Ubuntu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g_20_name" style:display-name="prog name" style:family="text">
      <style:text-properties fo:color="#487113" style:font-name="DejaVu Sans Mono1" fo:font-family="'DejaVu Sans Mono'" style:font-style-name="Bold" style:font-family-generic="modern" style:font-pitch="fixed" fo:font-size="10pt" fo:font-weight="normal" fo:background-color="transparent" style:font-size-asian="10.5pt"/>
    </style:style>
    <style:style style:name="path" style:family="text" style:parent-style-name="prog_20_name">
      <style:text-properties fo:color="#004586" style:font-size-asian="10.5pt"/>
    </style:style>
    <style:style style:name="link" style:family="text" style:parent-style-name="prog_20_name">
      <style:text-properties fo:color="#23b8dc" style:font-size-asian="10.5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ile" style:family="text" style:parent-style-name="path">
      <style:text-properties fo:color="#4c4c4c"/>
    </style:style>
    <style:style style:name="Python_20_class_20_name" style:display-name="Python class name" style:family="text" style:parent-style-name="prog_20_name">
      <style:text-properties style:use-window-font-color="true" style:font-name="Gillius ADF No2" fo:font-family="'Gillius ADF No2'" style:font-style-name="Regular" style:font-pitch="variable" fo:font-size="12pt" fo:font-weight="normal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5e2de17089c24a1fa810c8f975a7171ba4cd432</meta:generator>
    <meta:initial-creator>TualatriX</meta:initial-creator>
    <meta:creation-date>2008-02-15T12:08:28</meta:creation-date>
    <meta:editing-cycles>51</meta:editing-cycles>
    <meta:editing-duration>PT3H3M24S</meta:editing-duration>
    <dc:date>2015-04-23T20:42:19.738628812</dc:date>
    <dc:creator>nico </dc:creator>
    <meta:document-statistic meta:table-count="0" meta:image-count="0" meta:object-count="0" meta:page-count="4" meta:paragraph-count="133" meta:word-count="1501" meta:character-count="9241" meta:non-whitespace-character-count="7689"/>
    <meta:user-defined meta:name="Info 1"/>
    <meta:user-defined meta:name="Info 2"/>
    <meta:user-defined meta:name="Info 3"/>
    <meta:user-defined meta:name="Info 4"/>
  </office:meta>
</office:document-meta>
</file>